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style:font-name="Times New Roman" fo:font-size="13pt" fo:font-style="normal" fo:font-weight="normal" officeooo:rsid="003d535d" officeooo:paragraph-rsid="00161a65" style:font-size-asian="13pt" style:font-style-asian="normal" style:font-weight-asian="normal" style:font-size-complex="13pt" style:font-style-complex="normal" style:font-weight-complex="normal"/>
    </style:style>
    <style:style style:name="P2" style:family="paragraph" style:parent-style-name="Standard">
      <style:paragraph-properties fo:text-align="justify" style:justify-single-word="false"/>
      <style:text-properties style:text-position="0% 100%" style:font-name="Times New Roman" fo:font-size="13pt" fo:font-style="normal" fo:font-weight="bold" officeooo:rsid="003d535d" officeooo:paragraph-rsid="00161a65" style:font-size-asian="13pt" style:font-style-asian="normal" style:font-weight-asian="bold" style:font-size-complex="13pt" style:font-style-complex="normal" style:font-weight-complex="bold"/>
    </style:style>
    <style:style style:name="P3" style:family="paragraph" style:parent-style-name="Standard">
      <style:paragraph-properties fo:text-align="justify" style:justify-single-word="false"/>
      <style:text-properties style:text-position="0% 100%" style:font-name="Times New Roman" fo:font-size="13pt" style:font-size-asian="13pt" style:font-size-complex="13pt"/>
    </style:style>
    <style:style style:name="P4" style:family="paragraph" style:parent-style-name="Standard">
      <style:paragraph-properties fo:text-align="justify" style:justify-single-word="false"/>
      <style:text-properties style:text-position="0% 100%" style:font-name="Times New Roman" fo:font-size="13pt" fo:font-weight="bold" officeooo:rsid="00145eda" officeooo:paragraph-rsid="00145eda"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text-position="0% 100%" style:font-name="Times New Roman"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text-position="0% 100%" style:font-name="Times New Roman" fo:font-size="18pt" fo:font-weight="bold" officeooo:rsid="00145eda" officeooo:paragraph-rsid="00145eda"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text-position="0% 100%" style:font-name="Times New Roman" fo:font-size="18pt" fo:font-weight="bold" officeooo:rsid="003455ac" officeooo:paragraph-rsid="003455ac"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text-position="0% 100%" style:font-name="Times New Roman" fo:font-size="18pt"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style:text-position="0% 100%" style:font-name="Times New Roman" fo:font-size="13pt" fo:font-style="normal" fo:font-weight="normal" officeooo:rsid="003d535d" officeooo:paragraph-rsid="0045b538"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justify" style:justify-single-word="false"/>
      <style:text-properties style:text-position="0% 100%" style:font-name="Times New Roman" fo:font-size="13pt" fo:font-style="normal" fo:font-weight="normal" officeooo:rsid="003d535d" officeooo:paragraph-rsid="00161a65"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justify" style:justify-single-word="false"/>
      <style:text-properties style:text-position="0% 100%" style:font-name="Times New Roman" fo:font-size="13pt" fo:font-style="normal" fo:font-weight="normal" officeooo:rsid="003d535d" officeooo:paragraph-rsid="00474f6a"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style:text-position="0% 100%" style:font-name="Times New Roman" fo:font-size="13pt" fo:font-style="normal" fo:font-weight="normal" officeooo:rsid="003d535d" officeooo:paragraph-rsid="0049000e"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style:text-position="0% 100%" style:font-name="Times New Roman" fo:font-size="13pt" fo:font-style="normal" fo:font-weight="normal" officeooo:rsid="003d535d" officeooo:paragraph-rsid="004bdb80"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style:text-position="0% 100%" style:font-name="Times New Roman" fo:font-size="13pt" fo:font-style="normal" fo:font-weight="normal" officeooo:rsid="003d535d" officeooo:paragraph-rsid="004734dd"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justify" style:justify-single-word="false"/>
      <style:text-properties style:text-position="0% 100%" style:font-name="Times New Roman" fo:font-size="13pt" fo:font-style="normal" fo:font-weight="normal" officeooo:rsid="0049000e" officeooo:paragraph-rsid="0049000e"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justify" style:justify-single-word="false"/>
      <style:text-properties style:text-position="0% 100%" style:font-name="Times New Roman" fo:font-size="13pt" fo:font-style="normal" fo:font-weight="bold" officeooo:rsid="0049000e" officeooo:paragraph-rsid="0049000e"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3dc97e"/>
    </style:style>
    <style:style style:name="T3" style:family="text">
      <style:text-properties officeooo:rsid="004734dd"/>
    </style:style>
    <style:style style:name="T4" style:family="text">
      <style:text-properties officeooo:rsid="0049000e"/>
    </style:style>
    <style:style style:name="T5" style:family="text">
      <style:text-properties officeooo:rsid="004a1376"/>
    </style:style>
    <style:style style:name="T6" style:family="text">
      <style:text-properties officeooo:rsid="004bdb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8"/>
      <text:p text:style-name="P6">Capstone <text:span text:style-name="T2">D</text:span>esign <text:span text:style-name="T2">P</text:span>roject II</text:p>
      <text:p text:style-name="P7">Final R<text:span text:style-name="T5">e</text:span>port</text:p>
      <text:p text:style-name="P6">Grzegorz Rypeść</text:p>
      <text:p text:style-name="P6">Dawid Sitni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1. Project hangOut</text:p>
      <text:p text:style-name="P1">As our capstone design project, we created a mobile application (frontend) and a server (backend). The project is called hangOut. The purpose of the application was to make creating spontaneous meetings easier for people. Users are required to register and set their profiles. The profile consists of photos and description which are stored on the server. Then they can add friends, chat, create and join hangouts. Hangout is a meeting that has its location on a map, activity, description and a maximum number of people who can participate.</text:p>
      <text:p text:style-name="P1">All information about the project, presentations, and project itself are stored on our GitHub page which is: https://github.com/grypesc/hangOut. Right now the repository is private and you should ask Grzegorz for access to it.</text:p>
      <text:p text:style-name="P1"/>
      <text:p text:style-name="P2">2. Our team</text:p>
      <text:p text:style-name="P1">Our team is probably the smallest one of all, it consists of two students from Poland. Yet the project, we created, is in our opinion the most complex one as it required complete knowledge and understanding of implementing both frontend and backend. Usually, much larger teams work on such a full-stack project.</text:p>
      <text:p text:style-name="P1"/>
      <text:p text:style-name="P1"><text:span text:style-name="T1">Grzegorz Rypeść</text:span> – Currently 23 years old in Korean age, student of Warsaw University of Technology. My major is computer engineering and I am a third-year student. I am strong in mathematics, algorithmics, and created many interesting projects in different technologies which can be found on my GitHub repositories “https://github.com/grypesc/hangOut”. I came to South Korea last August as a double degree student at Kyungpook National University. While staying here I am working on my 4C skills as I believe they are the key to a successful future. I liked Dawid’s idea for a programming project and decided to do it as a Capstone Design one. I am a huge fan of the Ubuntu system and open source software and I would like to develop one in the future. My hobbies are swimming, working out, traveling, reading criminal books, dancing and listening to metal, rock, rock&amp;roll music. You can read more about me on my LinkedIn page: “https://www.linkedin.com/in/grzegorz-r-063401174/” Feel free to contact me via email: “g.rypesc@wp.pl” or Discord “Greg#0345”.</text:p>
      <text:p text:style-name="P1"/>
      <text:p text:style-name="P1"><text:span text:style-name="T1">Dawid Sitnik</text:span> - I am a third-year student of Warsaw University of Technology in Poland. My major is computer science and I am passionate about programming, especially front sides of the app. During my studying, I developed many websites and mobile applications, mostly for myself, but few of them were also for business clients. I used to travel a lot and during my journeys, I noticed that many people are losing the ability to communicate. I was trying to find out if there is any solution to that problem. I am the programmer, so the idea which came to my mind first was to create an application that would help humans meeting new humans. It is great for me and can be helpful to society. During this project, I am going to develop my programming and creative thinking skills. However, society will get a tool that facilitates them making new friends. You can contact me via email: “sitnik.dawid1@gmail.com”.</text:p>
      <text:p text:style-name="P1"/>
      <text:p text:style-name="P2">3. The motivation for the project</text:p>
      <text:p text:style-name="P1">These days many people spend their time inside the virtual world. Even if we are outside our house we usually look at the screen of our smartphone. Instead of making new friends, in reality, we decide to find them on the Internet. There is a big possibility that in a few years, humans will completely lose a skill to interact with others in the real world. </text:p>
      <text:p text:style-name="P1"><text:soft-page-break/></text:p>
      <text:p text:style-name="P1">We believe that socializing is a basic function of our society. To prevent losing this ability we came up with the idea for creating a mobile application called HangOut. Its purpose is to simplify making new friends in the real world. </text:p>
      <text:p text:style-name="P1"/>
      <text:p text:style-name="P1">There is much application which can help us meet new people. The problem is that the meeting without a particular purpose can sometimes be embarrassing. All of us faced a situation in which we just could not find a connection with another person and the only thing, that we have been thinking about, was to come back home. To reduce situations like these it might be better to keep in mind a common goal while the hangout. Everybody knows that it is easier to get closer to ourselves while enjoying an activity. It can be anything, from playing football to smoking a cigarette or working on an interesting project. </text:p>
      <text:p text:style-name="P1"/>
      <text:p text:style-name="P1">The thing that outstands our application is the possibility of adding a particular context to our meeting. Lets image that we are fans of the football. If we would like to play, but we do not have anybody to play with we can just create a proposal for the meeting in our app and wait for volunteers. To avoid situations in which we are not able to meet just because of commute or accessible time we will be able to specify an approximate time and place for our event. After spending a great time with a person that we just met, we can add him to our friends and send messages to keep in touch. </text:p>
      <text:p text:style-name="P1"/>
      <text:p text:style-name="P1">We believe that doing an activity which we like will always be a pleasure for us. And if we will do it with somebody we will enjoy the activity as well as our partner!</text:p>
      <text:p text:style-name="P1"/>
      <text:p text:style-name="P2">4. How does it work?</text:p>
      <text:p text:style-name="P1"><text:s text:c="4"/>1. Install the application on a smartphone, we created the app installer but it’s <text:span text:style-name="T4">not yet on <text:s text:c="3"/></text:span><text:s text:c="168"/></text:p>
      <text:p text:style-name="P12"><text:s text:c="8"/>Google Play Store</text:p>
      <text:p text:style-name="P12"><text:s text:c="4"/>2. Register / Login (if you use your app frequently you will be logged automatically)</text:p>
      <text:p text:style-name="P1"><text:s text:c="4"/>3. Fill your profile (description, profile image)</text:p>
      <text:p text:style-name="P1"><text:s text:c="4"/>4. Create or join hangOut</text:p>
      <text:p text:style-name="P9"><text:s text:c="4"/>5. Hangout with people in real life <text:span text:style-name="T6">and </text:span>enjoy time</text:p>
      <text:p text:style-name="P1"><text:s text:c="4"/>6. Get a new friend and add him/<text:span text:style-name="T5">her</text:span> to your app.</text:p>
      <text:p text:style-name="P1"><text:s text:c="4"/>7. Keep in touch and meet again in the future! </text:p>
      <text:p text:style-name="P1"/>
      <text:p text:style-name="P2">5. Tools</text:p>
      <text:p text:style-name="P1"><text:s text:c="4"/>• https://github.com/grypesc/hangOut – <text:s/>project’s repository</text:p>
      <text:p text:style-name="P1"><text:s text:c="4"/>• Ubuntu 18, Android – Operating systems used for development</text:p>
      <text:p text:style-name="P1"><text:s text:c="4"/>• JavaScript – a Programming language for both front-end and back-end</text:p>
      <text:p text:style-name="P1"><text:s text:c="4"/>• Atom – Text editor</text:p>
      <text:p text:style-name="P1"><text:s text:c="4"/>• npm – <text:s/>Package manager</text:p>
      <text:p text:style-name="P1"><text:s text:c="4"/>• git – <text:s/>version control system</text:p>
      <text:p text:style-name="P1"><text:s text:c="4"/>• Babel.js – <text:s/>JavaScript compiler</text:p>
      <text:p text:style-name="P1"><text:s text:c="4"/>• Postman – <text:s/>Testing and debugging the server</text:p>
      <text:p text:style-name="P1"><text:s text:c="4"/>• LibreOffice – Office suite used to create documents and presentations</text:p>
      <text:p text:style-name="P2">Frontend:</text:p>
      <text:p text:style-name="P1"><text:s text:c="4"/>• React Native – <text:s/>frontend framework</text:p>
      <text:p text:style-name="P1"><text:s text:c="4"/>• Expo – <text:s/>front-end development environment</text:p>
      <text:p text:style-name="P1"><text:s text:c="4"/>• Android Studio – Android emulation</text:p>
      <text:p text:style-name="P1"><text:soft-page-break/><text:s text:c="4"/>• Gimp – Raster graphics editor</text:p>
      <text:p text:style-name="P2">Back-end:</text:p>
      <text:p text:style-name="P1"><text:s text:c="4"/>• Node.js – <text:s/>server environment</text:p>
      <text:p text:style-name="P1"><text:s text:c="4"/>• Express.js – <text:s text:c="2"/>server framework</text:p>
      <text:p text:style-name="P1"><text:s text:c="4"/>• MongoDB – <text:s/>open source database</text:p>
      <text:p text:style-name="P1"><text:s text:c="4"/>• Amazon Web Service – Server where our back-end is deployed and has a public adder.</text:p>
      <text:p text:style-name="P1"/>
      <text:p text:style-name="P2"><text:span text:style-name="T6">6</text:span>. Why and what for?</text:p>
      <text:p text:style-name="P1">The technology we chose allows to simultaneously develop a project for both IOS and Android systems. We think JavaScript React Native will be a top smartphone programming technology in the future, therefore, we decided to learn it. What’s more, we abandoned the idea of using the Firebase database and decided to write our own server to make the project more complex and learn back-end implementation. The database we chose is also one of the most famous no-SQL databases so it is worth to learn it. The project itself is very serious and <text:span text:style-name="T4">is</text:span> a good addition to our portfolio. Please note that all the tools and technologies are open source that will allow us to publish the application in the Google Play Store and Apple’s App Store. </text:p>
      <text:p text:style-name="P1"/>
      <text:p text:style-name="P2"><text:span text:style-name="T6">7</text:span>. What we <text:span text:style-name="T6">have</text:span> learned</text:p>
      <text:p text:style-name="P1"><text:s text:c="4"/>• Server implementation in JavaScript, Node.js, Express.js</text:p>
      <text:p text:style-name="P1"><text:s text:c="4"/>• Connecting it to, and using a MongoDB database</text:p>
      <text:p text:style-name="P1"><text:s text:c="4"/>• Debugging</text:p>
      <text:p text:style-name="P1"><text:s text:c="4"/>• Organizing a huge amount of code</text:p>
      <text:p text:style-name="P1"><text:s text:c="4"/>• Understanding HTTP requests</text:p>
      <text:p text:style-name="P1"><text:s text:c="4"/>• How to project big applications</text:p>
      <text:p text:style-name="P1"><text:s text:c="4"/>• How to work effectively</text:p>
      <text:p text:style-name="P1"><text:s text:c="4"/>• To prioritize tasks</text:p>
      <text:p text:style-name="P1"><text:s text:c="4"/>• To find errors in the applications</text:p>
      <text:p text:style-name="P1"><text:s text:c="4"/>• Making database architecture</text:p>
      <text:p text:style-name="P1"><text:s text:c="4"/>• Creating mobile apps in React Native framework</text:p>
      <text:p text:style-name="P1"><text:s text:c="4"/>• Using many tools like npm, git, Postman, expo</text:p>
      <text:p text:style-name="P1"><text:s text:c="4"/>• Deploying our server on Amazon Web Service</text:p>
      <text:p text:style-name="P1"><text:s text:c="4"/>• Teamwork</text:p>
      <text:p text:style-name="P14"><text:s text:c="4"/>• We also feel confident in finding our own ideas to solve problems that appear while <text:s text:c="4"/></text:p>
      <text:p text:style-name="P14"><text:s text:c="7"/>making an application. React Native is a new technology so we couldn’t find answers <text:s text:c="3"/><text:span text:style-name="T3"><text:s text:c="34"/></text:span><text:s text:c="16"/><text:span text:style-name="T3"><text:s text:c="28"/></text:span><text:s text:c="27"/></text:p>
      <text:p text:style-name="P14"><text:s text:c="7"/>to <text:span text:style-name="T3">o</text:span>ur problem and had to solve it on our own. </text:p>
      <text:p text:style-name="P14"/>
      <text:p text:style-name="P2"><text:span text:style-name="T6">8</text:span>. The biggest problems</text:p>
      <text:p text:style-name="P1"><text:s text:c="4"/>• Outdated tutorials and documentation of many libraries</text:p>
      <text:p text:style-name="P1"><text:s text:c="4"/>• React native 3rd party libraries that are no longer supported and have mistakes in source </text:p>
      <text:p text:style-name="P11"><text:s text:c="6"/>code</text:p>
      <text:p text:style-name="P1"><text:s text:c="4"/>• Making <text:span text:style-name="T6">G</text:span>oogle <text:span text:style-name="T6">M</text:span>aps work in a release version of the app</text:p>
      <text:p text:style-name="P1"><text:s text:c="4"/>• Slow and unstable programming environment (Expo) </text:p>
      <text:p text:style-name="P1"><text:s text:c="4"/>• Fight with huge amounts of code in just two people team</text:p>
      <text:p text:style-name="P13"><text:s text:c="4"/>• <text:span text:style-name="T6">No iOS phone to test our application</text:span></text:p>
      <text:p text:style-name="P1"/>
      <text:p text:style-name="P1"/>
      <text:p text:style-name="P2"/>
      <text:p text:style-name="P16"><text:soft-page-break/><text:span text:style-name="T6">9</text:span>. Future plans</text:p>
      <text:p text:style-name="P15">We are going to improve the application further by changing frontend layout <text:span text:style-name="T6">and thinking of new features</text:span>. We want also to upload it to Google Play Store and Apple App Store.</text:p>
      <text:p text:style-name="P15"/>
      <text:p text:style-name="P2"><text:span text:style-name="T6">10</text:span>. Sources</text:p>
      <text:p text:style-name="P1">As sources of our knowledge and code we used Internet documentations, tutorials and threads on Internet forums. Especially:</text:p>
      <text:p text:style-name="P1"><text:s text:c="4"/>• https://facebook.github.io/react-native/</text:p>
      <text:p text:style-name="P1"><text:s text:c="4"/>• https://www.npmjs.com/</text:p>
      <text:p text:style-name="P1"><text:s text:c="4"/>• https://nodejs.org/en/</text:p>
      <text:p text:style-name="P1"><text:s text:c="4"/>• https://github.com/</text:p>
      <text:p text:style-name="P1"><text:s text:c="4"/>• https://expressjs.com/</text:p>
      <text:p text:style-name="P1"><text:s text:c="4"/>• https://javascript.info/</text:p>
      <text:p text:style-name="P1"><text:s text:c="4"/>• https://www.mongodb.com/</text:p>
      <text:p text:style-name="P1"><text:s text:c="4"/>• https://expo.io/</text:p>
      <text:p text:style-name="P1"><text:s text:c="4"/>• https://stackoverflow.com/</text:p>
      <text:p text:style-name="P1"><text:s text:c="4"/>• https://babeljs.io/</text:p>
      <text:p text:style-name="P1"/>
      <text:p text:style-name="P2"><text:span text:style-name="T6">11</text:span>. Conclusion</text:p>
      <text:p text:style-name="P1">The major issue while choosing the subject for our project was to create something new, which could do society a service. Even though we didn’t have a piece of knowledge about creating mobile applications we took up the gauntlet and decided to write one. The idea was to create an application which eases spontaneous meeting among people. After few days of coding, we have realized that writing this kind of application would be too hard for just two people, taking to account that instead of this particular project we needed to do many other things. However, after discussion, we decided to focus our efforts at this project, try to be as much productive as we could and finis it in the way as we imagined this application at the beginning – we didn’t want to compromise and resign from some features.</text:p>
      <text:p text:style-name="P1"/>
      <text:p text:style-name="P1">Now, after finishing the application, we can confidently write, that we did our best and accomplished the plan. The whole process was twisted, full of many difficulties and moments of despair. However, from today's perspective, it was worth an effort. <text:s/>Even if working in such a small team demanded more effort, we learned a lot – starting from new technologies, finishing with organizing our work and being effective. This experience opened us a path for being a full stack developer in the future and let writing a new interesting project in our resu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2:18:57.313973420</meta:creation-date>
    <dc:date>2019-06-05T11:09:34.166270602</dc:date>
    <meta:editing-duration>PT15H17M7S</meta:editing-duration>
    <meta:editing-cycles>21</meta:editing-cycles>
    <meta:generator>LibreOffice/6.0.7.3$Linux_X86_64 LibreOffice_project/00m0$Build-3</meta:generator>
    <meta:document-statistic meta:table-count="0" meta:image-count="0" meta:object-count="0" meta:page-count="5" meta:paragraph-count="91" meta:word-count="1713" meta:character-count="10668" meta:non-whitespace-character-count="8470"/>
  </office:meta>
</office:document-meta>
</file>